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paragraph-rsid="00182c00"/>
    </style:style>
    <style:style style:name="P4" style:family="paragraph" style:parent-style-name="Standard">
      <style:text-properties officeooo:rsid="0017b093" officeooo:paragraph-rsid="0017b093"/>
    </style:style>
    <style:style style:name="P5" style:family="paragraph" style:parent-style-name="Text_20_body">
      <style:paragraph-properties fo:text-align="center" style:justify-single-word="false"/>
    </style:style>
    <style:style style:name="P6" style:family="paragraph" style:parent-style-name="Text_20_body">
      <style:text-properties officeooo:paragraph-rsid="0019b1e4"/>
    </style:style>
    <style:style style:name="P7" style:family="paragraph" style:parent-style-name="Text_20_body">
      <style:text-properties officeooo:rsid="0019b1e4" officeooo:paragraph-rsid="0019b1e4"/>
    </style:style>
    <style:style style:name="P8" style:family="paragraph" style:parent-style-name="Text_20_body">
      <style:paragraph-properties fo:text-align="start" style:justify-single-word="false"/>
      <style:text-properties officeooo:rsid="0019b1e4" officeooo:paragraph-rsid="0019b1e4"/>
    </style:style>
    <style:style style:name="P9" style:family="paragraph" style:parent-style-name="Text_20_body">
      <style:paragraph-properties fo:text-align="start" style:justify-single-word="false"/>
    </style:style>
    <style:style style:name="P10" style:family="paragraph" style:parent-style-name="Text_20_body">
      <style:paragraph-properties fo:margin-left="0cm" fo:margin-right="0cm" fo:text-align="start" style:justify-single-word="false" fo:orphans="2" fo:widows="2" fo:text-indent="0cm" style:auto-text-indent="false"/>
    </style:style>
    <style:style style:name="P11" style:family="paragraph" style:parent-style-name="Standard">
      <style:text-properties officeooo:paragraph-rsid="0017b093"/>
    </style:style>
    <style:style style:name="P12" style:family="paragraph" style:parent-style-name="Text_20_body">
      <style:paragraph-properties fo:text-align="start" style:justify-single-word="false"/>
      <style:text-properties officeooo:rsid="001d976f" officeooo:paragraph-rsid="001e49e5"/>
    </style:style>
    <style:style style:name="P13" style:family="paragraph" style:parent-style-name="Text_20_body">
      <style:text-properties officeooo:paragraph-rsid="001f9f61"/>
    </style:style>
    <style:style style:name="P14" style:family="paragraph" style:parent-style-name="Text_20_body">
      <style:text-properties officeooo:rsid="001fb6cb" officeooo:paragraph-rsid="001fb6cb"/>
    </style:style>
    <style:style style:name="P15" style:family="paragraph" style:parent-style-name="Text_20_body">
      <style:text-properties officeooo:rsid="001fb6cb" officeooo:paragraph-rsid="002068aa"/>
    </style:style>
    <style:style style:name="P16" style:family="paragraph" style:parent-style-name="Text_20_body">
      <style:text-properties officeooo:rsid="002068aa" officeooo:paragraph-rsid="002068aa"/>
    </style:style>
    <style:style style:name="P17" style:family="paragraph" style:parent-style-name="Text_20_body">
      <style:paragraph-properties fo:text-align="start" style:justify-single-word="false"/>
      <style:text-properties officeooo:rsid="001e49e5" officeooo:paragraph-rsid="001e49e5"/>
    </style:style>
    <style:style style:name="P18" style:family="paragraph" style:parent-style-name="Heading_20_1">
      <style:text-properties officeooo:paragraph-rsid="0019b1e4"/>
    </style:style>
    <style:style style:name="P19" style:family="paragraph" style:parent-style-name="Heading_20_1">
      <style:text-properties officeooo:paragraph-rsid="0017b093"/>
    </style:style>
    <style:style style:name="P20" style:family="paragraph" style:parent-style-name="Heading_20_1">
      <style:text-properties officeooo:paragraph-rsid="00182c00"/>
    </style:style>
    <style:style style:name="P21" style:family="paragraph" style:parent-style-name="Heading_20_1">
      <style:text-properties officeooo:paragraph-rsid="00197110"/>
    </style:style>
    <style:style style:name="P22" style:family="paragraph" style:parent-style-name="Heading_20_2">
      <style:text-properties officeooo:rsid="0019b1e4" officeooo:paragraph-rsid="0019b1e4"/>
    </style:style>
    <style:style style:name="P23" style:family="paragraph" style:parent-style-name="Heading_20_2">
      <style:text-properties officeooo:paragraph-rsid="00197110"/>
    </style:style>
    <style:style style:name="P24" style:family="paragraph" style:parent-style-name="Heading_20_3">
      <style:text-properties officeooo:paragraph-rsid="0019b1e4"/>
    </style:style>
    <style:style style:name="T1" style:family="text">
      <style:text-properties officeooo:rsid="001b6442"/>
    </style:style>
    <style:style style:name="T2" style:family="text">
      <style:text-properties officeooo:rsid="001e49e5"/>
    </style:style>
    <style:style style:name="T3" style:family="text">
      <style:text-properties officeooo:rsid="001e7612"/>
    </style:style>
    <style:style style:name="T4" style:family="text">
      <style:text-properties officeooo:rsid="001f9f61"/>
    </style:style>
    <style:style style:name="T5" style:family="text">
      <style:text-properties officeooo:rsid="001fb6cb"/>
    </style:style>
    <style:style style:name="T6" style:family="text">
      <style:text-properties officeooo:rsid="0017b093"/>
    </style:style>
    <style:style style:name="T7" style:family="text">
      <style:text-properties officeooo:rsid="002068aa"/>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8_20301643921"/>SIMPLEFIT <text:bookmark-end text:name="__RefHeading___Toc108_20301643921"/></text:h>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Índice</text:p>
          </text:index-title>
          <text:p text:style-name="P1"><text:a xlink:type="simple" xlink:href="#__RefHeading___Toc108_2030164392" text:style-name="Index_20_Link" text:visited-style-name="Index_20_Link">SIMPLEFIT<text:tab/>2</text:a></text:p>
          <text:p text:style-name="P1"><text:a xlink:type="simple" xlink:href="#__RefHeading___Toc110_2030164392" text:style-name="Index_20_Link" text:visited-style-name="Index_20_Link">ABSTRACT<text:tab/>3</text:a></text:p>
          <text:p text:style-name="P1"><text:a xlink:type="simple" xlink:href="#__RefHeading___Toc112_2030164392" text:style-name="Index_20_Link" text:visited-style-name="Index_20_Link">INTRODUCCIÓN<text:tab/>4</text:a></text:p>
          <text:p text:style-name="P2"><text:a xlink:type="simple" xlink:href="#__RefHeading___Toc114_2030164392" text:style-name="Index_20_Link" text:visited-style-name="Index_20_Link">Objetivo<text:tab/>4</text:a></text:p>
          <text:p text:style-name="P2"><text:a xlink:type="simple" xlink:href="#__RefHeading___Toc116_2030164392" text:style-name="Index_20_Link" text:visited-style-name="Index_20_Link">Justificación<text:tab/>4</text:a></text:p>
          <text:p text:style-name="P2"><text:a xlink:type="simple" xlink:href="#__RefHeading___Toc118_2030164392" text:style-name="Index_20_Link" text:visited-style-name="Index_20_Link">Análisis de lo existente<text:tab/>4</text:a></text:p>
          <text:p text:style-name="P1"><text:a xlink:type="simple" xlink:href="#__RefHeading___Toc120_2030164392" text:style-name="Index_20_Link" text:visited-style-name="Index_20_Link">Necesidades empresariales para el desarrollo<text:tab/>5</text:a></text:p>
          <text:p text:style-name="P1"><text:a xlink:type="simple" xlink:href="#__RefHeading___Toc122_2030164392" text:style-name="Index_20_Link" text:visited-style-name="Index_20_Link">Requisitos funcionales de la aplicación<text:tab/>6</text:a></text:p>
          <text:p text:style-name="P1"><text:a xlink:type="simple" xlink:href="#__RefHeading___Toc124_2030164392" text:style-name="Index_20_Link" text:visited-style-name="Index_20_Link">Análisis y Diseño<text:tab/>7</text:a></text:p>
          <text:p text:style-name="P2"><text:a xlink:type="simple" xlink:href="#__RefHeading___Toc126_2030164392" text:style-name="Index_20_Link" text:visited-style-name="Index_20_Link">Diagrama de la arquitectura<text:tab/>7</text:a></text:p>
          <text:p text:style-name="P2"><text:a xlink:type="simple" xlink:href="#__RefHeading___Toc128_2030164392" text:style-name="Index_20_Link" text:visited-style-name="Index_20_Link">Diagrama de casos de usos<text:tab/>7</text:a></text:p>
          <text:p text:style-name="P2"><text:a xlink:type="simple" xlink:href="#__RefHeading___Toc130_2030164392" text:style-name="Index_20_Link" text:visited-style-name="Index_20_Link">Diagrama de clases<text:tab/>7</text:a></text:p>
          <text:p text:style-name="P2"><text:a xlink:type="simple" xlink:href="#__RefHeading___Toc132_2030164392" text:style-name="Index_20_Link" text:visited-style-name="Index_20_Link">Diseño de datos<text:tab/>7</text:a></text:p>
          <text:p text:style-name="P1"><text:a xlink:type="simple" xlink:href="#__RefHeading___Toc134_2030164392" text:style-name="Index_20_Link" text:visited-style-name="Index_20_Link">Codificación<text:tab/>8</text:a></text:p>
          <text:p text:style-name="P2"><text:a xlink:type="simple" xlink:href="#__RefHeading___Toc136_2030164392" text:style-name="Index_20_Link" text:visited-style-name="Index_20_Link">Entorno de programación<text:tab/>8</text:a></text:p>
          <text:p text:style-name="P2"><text:a xlink:type="simple" xlink:href="#__RefHeading___Toc138_2030164392" text:style-name="Index_20_Link" text:visited-style-name="Index_20_Link">Lenguajes y herramientas<text:tab/>8</text:a></text:p>
          <text:p text:style-name="P2"><text:a xlink:type="simple" xlink:href="#__RefHeading___Toc140_2030164392" text:style-name="Index_20_Link" text:visited-style-name="Index_20_Link">Aspectos relevantes de la implementación<text:tab/>8</text:a></text:p>
          <text:p text:style-name="P1"><text:a xlink:type="simple" xlink:href="#__RefHeading___Toc142_2030164392" text:style-name="Index_20_Link" text:visited-style-name="Index_20_Link">Manual de usuario<text:tab/>9</text:a></text:p>
          <text:p text:style-name="P1"><text:a xlink:type="simple" xlink:href="#__RefHeading___Toc144_2030164392" text:style-name="Index_20_Link" text:visited-style-name="Index_20_Link">Requisitos e instalación<text:tab/>10</text:a></text:p>
          <text:p text:style-name="P1"><text:a xlink:type="simple" xlink:href="#__RefHeading___Toc480_2030164392" text:style-name="Index_20_Link" text:visited-style-name="Index_20_Link">Conclusiones<text:tab/>11</text:a></text:p>
          <text:p text:style-name="P2"><text:a xlink:type="simple" xlink:href="#__RefHeading___Toc148_2030164392" text:style-name="Index_20_Link" text:visited-style-name="Index_20_Link">Conclusiones sobre el trabajo realizado<text:tab/>11</text:a></text:p>
          <text:p text:style-name="P2"><text:a xlink:type="simple" xlink:href="#__RefHeading___Toc150_2030164392" text:style-name="Index_20_Link" text:visited-style-name="Index_20_Link">Posibles ampliaciones y mejoras<text:tab/>11</text:a></text:p>
          <text:p text:style-name="P1"><text:a xlink:type="simple" xlink:href="#__RefHeading___Toc482_2030164392" text:style-name="Index_20_Link" text:visited-style-name="Index_20_Link">Bibliografía<text:tab/>12</text:a></text:p>
          <text:p text:style-name="P2"><text:a xlink:type="simple" xlink:href="#__RefHeading___Toc154_2030164392" text:style-name="Index_20_Link" text:visited-style-name="Index_20_Link">Libros, artículos y apuntes<text:tab/>12</text:a></text:p>
          <text:p text:style-name="P2"><text:a xlink:type="simple" xlink:href="#__RefHeading___Toc156_2030164392" text:style-name="Index_20_Link" text:visited-style-name="Index_20_Link">Direcciones Web<text:tab/>12</text:a></text:p>
          <text:p text:style-name="P1"><text:a xlink:type="simple" xlink:href="#__RefHeading___Toc158_2030164392" text:style-name="Index_20_Link" text:visited-style-name="Index_20_Link">Apéndices, si procede<text:tab/>13</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bookmark-start text:name="__RefHeading___Toc110_2030164392"/><text:soft-page-break/>ABSTRACT<text:bookmark-end text:name="__RefHeading___Toc110_2030164392"/></text:h>
      <text:p text:style-name="P5"/>
      <text:p text:style-name="Text_20_body">Our SimpleFit App offers a service for users who are looking to get started in the gym, or on the other hand, do not have time to plan a routine. With our application, the user will be able to discover new workout routines that can be adapted to their needs, for this, the user will be able to visualize the different exercises per day, as well as a brief description of each routine to make the selection process easier and faster. For convenience, the user will be able to see in detail what exercises to perform that day, in turn, will be shown a series of tips and teachings for the user to acquire knowledge about training and health. We understand that users interested in our application, want to have a health and physical and mental stability, so we have dedicated a section for the user to provide some of their physiological data which can keep track, reviewing and updating them in case of change, thus, you can check if the routine that has in progress has led to any expected change in his physique. All the exercises of each routine are documented with a brief explanation and an image so that the user understands what type of exercise it is, knowing the muscle to exercise and the biomechanics of the exercise. In the search for routines, we provide a filter so that the user can sort by the difficulty of the routine or how many days of training you want to perform, since all routines are weekly, in other words, that apply from Monday to Sunday to facilitate the organization of the user. The process of selecting exercises and routines has been studied in detail so that the user is able to apply any of them without any impediment. The idea of the application is to add new routines and functionalities to expand the range of users and cover more sports areas, which would guarantee a large number of possibilitie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12_2030164392"/><text:soft-page-break/>INTRODUCCIÓN<text:bookmark-end text:name="__RefHeading___Toc112_2030164392"/></text:h>
      <text:p text:style-name="P9"/>
      <text:p text:style-name="P8">El proyecto SimpleFit tiene el objetivo de crear una aplicación donde los usuarios puedan desarrollarse físicamente en base a sus preferencias. Para ello, <text:span text:style-name="T1">se realizará una busqueda entre las rutinas que constan en la aplicación, todas ellas podrán ser identificadas por su nombre,la dificultad y frecuencia de entrenamiento, lo que facilita la selección de una rutina.</text:span></text:p>
      <text:p text:style-name="P12">La aplicación no cuenta con un público específico ya que, principiantes que quieran inic<text:span text:style-name="T2">i</text:span>arse en el gimnasio pueden usarla y aprender, y personas que tengan cierto nivel también pueden usarla si quieren probar rutinas nuevas o no tienen tiempo para planificar una rutina y d<text:span text:style-name="T2">í</text:span>as de descanso. </text:p>
      <text:p text:style-name="P17">La idea principal es que los usuarios aprendan con la información que compartimos y puedan cumplir sus objetivos en el gimnasio de forma rápida y sin complicaciones.</text:p>
      <text:p text:style-name="P12"/>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1" text:is-list-header="true"><text:bookmark-start text:name="__RefHeading___Toc120_2030164392"/><text:soft-page-break/>Necesidades empresariales para el desarrollo<text:bookmark-end text:name="__RefHeading___Toc120_2030164392"/></text:h>
      <text:h text:style-name="P22" text:outline-level="2">Recursos Humanos</text:h>
      <text:p text:style-name="P6"/>
      <text:h text:style-name="Heading_20_3" text:outline-level="3">Trabajadores de la empresa</text:h>
      <text:p text:style-name="P7">Nombre: Marcos Verdú Sánchez <text:s/>DNI: 50387394Y Cargo: Fundador</text:p>
      <text:p text:style-name="P7">////Que debo indicar en Obligaciones en materia de seguridad Social</text:p>
      <text:h text:style-name="P24" text:outline-level="3">Prevención de riesgos laborales</text:h>
      <text:p text:style-name="P6"/>
      <text:h text:style-name="Heading_20_4" text:outline-level="4">Ergonomía del puesto de trabajo: </text:h>
      <text:p text:style-name="P6">Los programadores suelen pasar <text:span text:style-name="T2">muchas</text:span> horas frente a<text:span text:style-name="T2">l ordenador </text:span>, lo que puede provocar problemas de salud si no se <text:span text:style-name="T2">usan</text:span> posturas correctas. Es importante tener una silla ergonómica y una disposición del escritorio que <text:span text:style-name="T2">permita</text:span> una buena postura y evite <text:span text:style-name="T2">desequilibrios en articulaciones.</text:span></text:p>
      <text:h text:style-name="Heading_20_4" text:outline-level="4">Pausas y descansos regulares:</text:h>
      <text:p text:style-name="P6"><text:s/>La programación <text:span text:style-name="T2">de larga duración</text:span> puede causar fatiga mental y visual. Es importante tomar pausas cortas con <text:span text:style-name="T2">frecuencia</text:span> para descansar la vista y estirar el cuerpo.</text:p>
      <text:h text:style-name="Heading_20_4" text:outline-level="4">Iluminación adecuada: </text:h>
      <text:p text:style-name="P6">Un entorno de trabajo bien iluminado es esencial para prevenir la fatiga visual y el estrés ocular. La iluminación debe ser uniforme y ajustable para adaptarse a las necesidades <text:span text:style-name="T3">personales</text:span>. </text:p>
      <text:h text:style-name="Heading_20_4" text:outline-level="4">Manejo del estrés y la carga de trabajo: </text:h>
      <text:p text:style-name="P6">El desarrollo <text:span text:style-name="T3">y gestión </text:span>de software puede ser estresante debido a plazos ajustados y <text:span text:style-name="T3">proyectos</text:span> constantes. Es importante <text:span text:style-name="T3">gestionar de forma</text:span> efectiva <text:span text:style-name="T3">el</text:span> tiempo y establecer límites <text:span text:style-name="T3">para evitar malestar físico y mental.</text:span></text:p>
      <text:h text:style-name="Heading_20_4" text:outline-level="4">Seguridad informática:</text:h>
      <text:p text:style-name="P6"><text:s/>Los programadores deben estar <text:span text:style-name="T3">informados</text:span> de las mejores <text:span text:style-name="T3">protocolos</text:span> de seguridad informática para protegerse a sí <text:span text:style-name="T4">m</text:span>ismos y a sus <text:span text:style-name="T3">herramientas de trabajo</text:span> contra amenazas cibernéticas.</text:p>
      <text:p text:style-name="P10"/>
      <text:p text:style-name="P13"/>
      <text:p text:style-name="P13"><text:span text:style-name="T4">Se creara una Sociedad Limitada par facilitar la inclusión de socios ya que aportarán un capital acordado y resultará más sencillo la busqueda de inversores </text:span><text:span text:style-name="T5">y disfrutaremos de beneficios fiscales y administrativos.</text:span></text:p>
      <text:p text:style-name="Text_20_body"/>
      <text:p text:style-name="P11"><text:span text:style-name="T6">//</text:span><text:span text:style-name="T5">Que tengo que poner en </text:span>Trámites administrativos. </text:p>
      <text:p text:style-name="P4"/>
      <text:h text:style-name="Heading_20_1" text:outline-level="1"><text:bookmark-start text:name="__RefHeading___Toc122_2030164392"/><text:soft-page-break/>Requisitos funcionales de la aplicación<text:bookmark-end text:name="__RefHeading___Toc122_2030164392"/></text:h>
      <text:p text:style-name="Text_20_body"/>
      <text:p text:style-name="P14">SimpleFit, va dirigida principalmente a usuarios los cuales se inician en el gimnasio y tienen poco conocimiento acerca de ejercicios, como planificarlos, que musculos abordar… </text:p>
      <text:p text:style-name="P15">Los usuarios podrán seleccionar en nuestro listado de rutinas, la rutina que más se adapta a ellos, facilitando grado de dificultad, una descripción general de la rutina y su objetivo, los dias de entrenamiento y sus decansos, y los ejercicios que deben realizar, con una breve explicación sobre los mismos. <text:span text:style-name="T7">G</text:span>racias a toda esta <text:span text:style-name="T7">información, la selección resultará mucho mas sencilla y rápida, y al mismo tiempo el usuario aprenderá y conocerá distintos ámbitos del deporte.</text:span></text:p>
      <text:p text:style-name="P16">Por otra parte, el resto de público también se puede beneficiar de esta aplicación ya que podrá conocer nuevas rutinas que quizás superan sus expectativas o simplemente no disponen del tiempo suficiente como para planificar una rutina, la busqueda de ejercicios, días de descanso, músculos a trabajar…</text:p>
      <text:p text:style-name="P16">Se trata de una aplicación que no supondrá un gran esfuerzo entenderla ya que está todo muy detallado para que, de forma intuitiva, se comprenda su uso y no implique ninguna problemática.</text:p>
      <text:p text:style-name="P1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text:bookmark-start text:name="__RefHeading___Toc124_2030164392"/><text:soft-page-break/>Análisis y Diseño <text:bookmark-end text:name="__RefHeading___Toc124_2030164392"/></text:h>
      <text:h text:style-name="Heading_20_2" text:outline-level="2"><text:bookmark-start text:name="__RefHeading___Toc126_2030164392"/>Diagrama de la arquitectura<text:bookmark-end text:name="__RefHeading___Toc126_2030164392"/></text:h>
      <text:h text:style-name="Heading_20_2" text:outline-level="2"><text:bookmark-start text:name="__RefHeading___Toc128_2030164392"/>Diagrama de casos de usos<text:bookmark-end text:name="__RefHeading___Toc128_2030164392"/></text:h>
      <text:h text:style-name="Heading_20_2" text:outline-level="2"><text:bookmark-start text:name="__RefHeading___Toc130_2030164392"/>Diagrama de clases<text:bookmark-end text:name="__RefHeading___Toc130_2030164392"/></text:h>
      <text:h text:style-name="Heading_20_2" text:outline-level="2"><text:bookmark-start text:name="__RefHeading___Toc132_2030164392"/>Diseño de datos<text:bookmark-end text:name="__RefHeading___Toc132_203016439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34_2030164392"/><text:soft-page-break/>Codificación<text:bookmark-end text:name="__RefHeading___Toc134_2030164392"/></text:h>
      <text:h text:style-name="Heading_20_2" text:outline-level="2"><text:bookmark-start text:name="__RefHeading___Toc136_2030164392"/>Entorno de programación<text:bookmark-end text:name="__RefHeading___Toc136_2030164392"/></text:h>
      <text:h text:style-name="Heading_20_2" text:outline-level="2"><text:bookmark-start text:name="__RefHeading___Toc138_2030164392"/>Lenguajes y herramientas<text:bookmark-end text:name="__RefHeading___Toc138_2030164392"/></text:h>
      <text:h text:style-name="Heading_20_2" text:outline-level="2"><text:bookmark-start text:name="__RefHeading___Toc140_2030164392"/>Aspectos relevantes de la implementación<text:bookmark-end text:name="__RefHeading___Toc140_203016439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42_2030164392"/><text:soft-page-break/>Manual de usuario<text:bookmark-end text:name="__RefHeading___Toc142_203016439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 text:outline-level="1"><text:bookmark-start text:name="__RefHeading___Toc144_2030164392"/><text:soft-page-break/>Requisitos e instalación<text:bookmark-end text:name="__RefHeading___Toc144_2030164392"/></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p text:style-name="Text_20_body"/>
      <text:p text:style-name="Text_20_body"/>
      <text:p text:style-name="Text_20_body"/>
      <text:p text:style-name="Text_20_body"/>
      <text:h text:style-name="P21" text:outline-level="1"><text:bookmark-start text:name="__RefHeading___Toc480_2030164392"/><text:soft-page-break/>Conclusiones <text:bookmark-end text:name="__RefHeading___Toc480_2030164392"/></text:h>
      <text:h text:style-name="P23" text:outline-level="2"><text:bookmark-start text:name="__RefHeading___Toc148_2030164392"/>Conclusiones sobre el trabajo realizado <text:bookmark-end text:name="__RefHeading___Toc148_2030164392"/></text:h>
      <text:h text:style-name="P23" text:outline-level="2"><text:bookmark-start text:name="__RefHeading___Toc150_2030164392"/>Posibles ampliaciones y mejoras<text:bookmark-end text:name="__RefHeading___Toc150_2030164392"/></text:h>
      <text:p text:style-name="Text_20_body"/>
      <text:p text:style-name="Text_20_body"/>
      <text:p text:style-name="Text_20_body"/>
      <text:p text:style-name="Text_20_body"/>
      <text:p text:style-name="Text_20_body"/>
      <text:p text:style-name="Text_20_body"/>
      <text:h text:style-name="P20" text:outline-level="1"/>
      <text:p text:style-name="P3"/>
      <text:p text:style-name="P3"/>
      <text:p text:style-name="P3"/>
      <text:p text:style-name="P3"/>
      <text:p text:style-name="P3"/>
      <text:p text:style-name="P3"/>
      <text:p text:style-name="P3"/>
      <text:h text:style-name="P20"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1"><text:bookmark-start text:name="__RefHeading___Toc482_2030164392"/><text:soft-page-break/>Bibliografía <text:bookmark-end text:name="__RefHeading___Toc482_2030164392"/></text:h>
      <text:h text:style-name="P23" text:outline-level="2"><text:bookmark-start text:name="__RefHeading___Toc154_2030164392"/>Libros, artículos y apuntes <text:bookmark-end text:name="__RefHeading___Toc154_2030164392"/></text:h>
      <text:h text:style-name="P23" text:outline-level="2"><text:bookmark-start text:name="__RefHeading___Toc156_2030164392"/>Direcciones Web <text:bookmark-end text:name="__RefHeading___Toc156_203016439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1" text:outline-level="1"><text:bookmark-start text:name="__RefHeading___Toc158_2030164392"/><text:soft-page-break/>Apéndices, si procede<text:bookmark-end text:name="__RefHeading___Toc158_2030164392"/></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12T10:41:25.857000000</meta:creation-date>
    <dc:date>2024-05-19T15:57:25.431000000</dc:date>
    <meta:editing-duration>PT2H2S</meta:editing-duration>
    <meta:editing-cycles>6</meta:editing-cycles>
    <meta:generator>LibreOffice/7.2.1.2$Windows_X86_64 LibreOffice_project/87b77fad49947c1441b67c559c339af8f3517e22</meta:generator>
    <meta:document-statistic meta:table-count="0" meta:image-count="0" meta:object-count="0" meta:page-count="12" meta:paragraph-count="75" meta:word-count="1059" meta:character-count="6591" meta:non-whitespace-character-count="5589"/>
  </office:meta>
</office:document-meta>
</file>